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0.9583in" style:rel-column-width="8188*"/>
    </style:style>
    <style:style style:name="Table1.B" style:family="table-column">
      <style:table-column-properties style:column-width="0.959in" style:rel-column-width="8194*"/>
    </style:style>
    <style:style style:name="Table1.D" style:family="table-column">
      <style:table-column-properties style:column-width="1.1208in" style:rel-column-width="9576*"/>
    </style:style>
    <style:style style:name="Table1.E" style:family="table-column">
      <style:table-column-properties style:column-width="1.0035in" style:rel-column-width="8573*"/>
    </style:style>
    <style:style style:name="Table1.F" style:family="table-column">
      <style:table-column-properties style:column-width="0.7521in" style:rel-column-width="6425*"/>
    </style:style>
    <style:style style:name="Table1.H" style:family="table-column">
      <style:table-column-properties style:column-width="0.959in" style:rel-column-width="81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174in"/>
    </style:style>
    <style:style style:name="P1" style:family="paragraph" style:parent-style-name="Standard">
      <style:paragraph-properties fo:text-align="center" style:justify-single-word="false"/>
      <style:text-properties fo:font-size="16pt" fo:language="zxx" fo:country="none" officeooo:rsid="0015231e" officeooo:paragraph-rsid="0015231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5231e" officeooo:paragraph-rsid="0015231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f4525" officeooo:paragraph-rsid="001f452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5231e" officeooo:paragraph-rsid="0015231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8ac4b" officeooo:paragraph-rsid="0028ac4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5231e" officeooo:paragraph-rsid="0015231e" fo:background-color="#ffff9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zxx" fo:country="none" officeooo:rsid="0015231e" officeooo:paragraph-rsid="0015231e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font-size="12pt" fo:language="zxx" fo:country="none" officeooo:rsid="0015231e" officeooo:paragraph-rsid="0015231e" fo:background-color="#ffff99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5231e" officeooo:paragraph-rsid="0015231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8ac4b" officeooo:paragraph-rsid="0028ac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bold" officeooo:rsid="0015231e" officeooo:paragraph-rsid="001523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normal" officeooo:rsid="0028ac4b" officeooo:paragraph-rsid="0028ac4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normal" officeooo:rsid="0028ac4b" officeooo:paragraph-rsid="001523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zxx" fo:country="none" fo:font-weight="bold" officeooo:rsid="0015231e" officeooo:paragraph-rsid="0015231e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language="zxx" fo:country="none" fo:font-weight="bold" officeooo:rsid="001f4525" officeooo:paragraph-rsid="001f4525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language="zxx" fo:country="none" fo:font-weight="bold" officeooo:rsid="0015231e" officeooo:paragraph-rsid="001523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2pt" fo:language="zxx" fo:country="none" fo:font-weight="normal" officeooo:rsid="0015231e" officeooo:paragraph-rsid="0015231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language="zxx" fo:country="none" fo:font-weight="normal" officeooo:rsid="00152d5d" officeooo:paragraph-rsid="00152d5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language="zxx" fo:country="none" fo:font-weight="normal" officeooo:rsid="0017c36e" officeooo:paragraph-rsid="0017c36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language="zxx" fo:country="none" fo:font-weight="normal" officeooo:rsid="0017c36e" officeooo:paragraph-rsid="0028ac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language="zxx" fo:country="none" fo:font-weight="normal" officeooo:rsid="00189166" officeooo:paragraph-rsid="001891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language="zxx" fo:country="none" fo:font-weight="normal" officeooo:rsid="001a9023" officeooo:paragraph-rsid="001891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language="zxx" fo:country="none" fo:font-weight="normal" officeooo:rsid="001a9023" officeooo:paragraph-rsid="001a902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language="zxx" fo:country="none" fo:font-weight="bold" officeooo:rsid="00152d5d" officeooo:paragraph-rsid="00152d5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language="zxx" fo:country="none" fo:font-weight="bold" officeooo:rsid="0017c36e" officeooo:paragraph-rsid="0017c36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language="zxx" fo:country="none" fo:font-weight="bold" officeooo:rsid="001f4525" officeooo:paragraph-rsid="001f452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3pt" fo:language="zxx" fo:country="none" fo:font-weight="bold" officeooo:rsid="00189166" officeooo:paragraph-rsid="00189166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3pt" fo:language="zxx" fo:country="none" fo:font-weight="bold" officeooo:rsid="001a9023" officeooo:paragraph-rsid="001a9023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3pt" fo:language="zxx" fo:country="none" fo:font-weight="bold" officeooo:rsid="0017c36e" officeooo:paragraph-rsid="0017c36e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3pt" fo:language="zxx" fo:country="none" fo:font-weight="bold" officeooo:rsid="00189166" officeooo:paragraph-rsid="00189166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3pt" fo:language="zxx" fo:country="none" fo:font-weight="bold" officeooo:rsid="00189166" officeooo:paragraph-rsid="00189166" fo:background-color="#ffff99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Liberation Mono" fo:font-size="10pt" fo:language="zxx" fo:country="none" fo:font-weight="normal" officeooo:rsid="001a9023" officeooo:paragraph-rsid="001a902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1a9023" officeooo:paragraph-rsid="001a902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1a9023" officeooo:paragraph-rsid="001dcd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1dcdf7" officeooo:paragraph-rsid="001dcd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1f4525" officeooo:paragraph-rsid="001f452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22baba" officeooo:paragraph-rsid="0022baba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24f8a3" officeooo:paragraph-rsid="0024f8a3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20be10" officeooo:paragraph-rsid="0020be10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22b216" officeooo:paragraph-rsid="0020be10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bold" officeooo:rsid="001f4525" officeooo:paragraph-rsid="001f452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bold" officeooo:rsid="0022baba" officeooo:paragraph-rsid="0022baba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bold" officeooo:rsid="0024f8a3" officeooo:paragraph-rsid="0024f8a3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4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bold" officeooo:rsid="0020be10" officeooo:paragraph-rsid="0020be10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5" style:family="paragraph" style:parent-style-name="Text_20_body">
      <style:paragraph-properties fo:text-align="start" style:justify-single-word="false"/>
      <style:text-properties style:font-name="Liberation Serif" fo:font-size="13pt" fo:language="zxx" fo:country="none" fo:font-weight="normal" officeooo:rsid="0020be10" officeooo:paragraph-rsid="0020be10" fo:background-color="#fffff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Liberation Serif" fo:font-size="13pt" fo:language="zxx" fo:country="none" fo:font-weight="bold" officeooo:rsid="001dcdf7" officeooo:paragraph-rsid="001dcdf7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7" style:family="paragraph" style:parent-style-name="Text_20_body">
      <style:paragraph-properties fo:text-align="start" style:justify-single-word="false"/>
      <style:text-properties style:font-name="Liberation Serif" fo:font-size="13pt" fo:language="zxx" fo:country="none" fo:font-weight="bold" officeooo:rsid="0020be10" officeooo:paragraph-rsid="0020be10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8" style:family="paragraph" style:parent-style-name="Text_20_body">
      <style:paragraph-properties fo:text-align="start" style:justify-single-word="false"/>
      <style:text-properties style:font-name="Liberation Serif" fo:font-size="13pt" fo:language="zxx" fo:country="none" fo:font-weight="bold" officeooo:rsid="0022b216" officeooo:paragraph-rsid="0022b216" fo:background-color="#ffff9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52d5d" officeooo:paragraph-rsid="00152d5d" style:font-size-asian="10pt" style:font-weight-asian="bold" style:font-size-complex="10pt" style:font-weight-complex="bold"/>
    </style:style>
    <style:style style:name="P50" style:family="paragraph" style:parent-style-name="Text_20_body" style:list-style-name="L1"/>
    <style:style style:name="P51" style:family="paragraph" style:parent-style-name="Text_20_body" style:list-style-name="L2">
      <style:text-properties officeooo:paragraph-rsid="00152d5d"/>
    </style:style>
    <style:style style:name="P52" style:family="paragraph" style:parent-style-name="Text_20_body" style:list-style-name="L1">
      <style:paragraph-properties fo:margin-top="0in" fo:margin-bottom="0in" style:contextual-spacing="false"/>
    </style:style>
    <style:style style:name="P53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4347" style:font-weight-asian="bold" style:font-weight-complex="bold"/>
    </style:style>
    <style:style style:name="T3" style:family="text">
      <style:text-properties fo:font-weight="bold" officeooo:rsid="00290ffa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2b216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a9023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2b216" style:font-size-asian="10.5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Liberation Mono" fo:font-weight="normal" officeooo:rsid="0028ac4b" style:font-weight-asian="normal" style:font-weight-complex="normal"/>
    </style:style>
    <style:style style:name="T14" style:family="text">
      <style:text-properties style:font-name="Liberation Mono" officeooo:rsid="0028ac4b"/>
    </style:style>
    <style:style style:name="T15" style:family="text">
      <style:text-properties officeooo:rsid="001f4525"/>
    </style:style>
    <style:style style:name="T16" style:family="text">
      <style:text-properties officeooo:rsid="00244347"/>
    </style:style>
    <style:style style:name="T17" style:family="text">
      <style:text-properties officeooo:rsid="00257a89"/>
    </style:style>
    <style:style style:name="T18" style:family="text">
      <style:text-properties officeooo:rsid="00290ffa"/>
    </style:style>
    <style:style style:name="T19" style:family="text">
      <style:text-properties officeooo:rsid="0029c77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ção Java SE 7 Programmer I: Data types (Tipos de dados)</text:p>
      <text:p text:style-name="P1"/>
      <text:p text:style-name="P2"/>
      <text:p text:style-name="P14">1. Declare and initialize variables (Declarar e inicializar variáveis)</text:p>
      <text:p text:style-name="P15"/>
      <text:p text:style-name="P3">DICAS</text:p>
      <text:p text:style-name="P3"/>
      <text:p text:style-name="P7">- variáveis de classe, quando não inicializadas na instância do objeto implicitamente, recebe<text:span text:style-name="T18">m</text:span> o valor padrão;</text:p>
      <text:p text:style-name="P7">- variáveis locais não podem ser utilizadas se não forem inicializadas explicitamente;</text:p>
      <text:p text:style-name="P7">- inicialização implicita também ocorre em arrays;</text:p>
      <text:p text:style-name="P7"/>
      <text:p text:style-name="P4">Valores default das variáveis:</text:p>
      <text:p text:style-name="P7"/>
      <text:p text:style-name="P7">- <text:span text:style-name="T1">primitivos inteiros</text:span>: 0;</text:p>
      <text:p text:style-name="P7">- <text:span text:style-name="T1">primitivos de ponto flutuante</text:span>: 0.0;</text:p>
      <text:p text:style-name="P7">- <text:span text:style-name="T1">boolean</text:span>: false;</text:p>
      <text:p text:style-name="P7">- <text:span text:style-name="T1">char</text:span>: vazio, equivalente a 0;</text:p>
      <text:p text:style-name="P7">- <text:span text:style-name="T1">referências</text:span>: null.</text:p>
      <text:p text:style-name="P7"/>
      <text:p text:style-name="P6">Tipos primitivos do Java:</text:p>
      <text:p text:style-name="P8"/>
      <text:p text:style-name="P11">byte, short, char, int, long, float, double e boolean.</text:p>
      <text:p text:style-name="P4"/>
      <text:p text:style-name="P5">DICAS</text:p>
      <text:p text:style-name="P10"/>
      <text:p text:style-name="P10">- tipos primitivos <text:span text:style-name="T18">numéricos </text:span>declarados/atribuídos literalmente sempre serão um <text:span text:style-name="T1">int</text:span>, será diferente somente se for modificado seu tipo no final, com as letras <text:span text:style-name="T1">l/f/d</text:span> ou <text:span text:style-name="T1">L/F</text:span>/<text:span text:style-name="T3">D</text:span>.</text:p>
      <text:p text:style-name="P10">Ex: </text:p>
      <text:p text:style-name="P12"><text:tab/>long l = 15151515151515; <text:s/>// gera erro de compilação</text:p>
      <text:p text:style-name="P16"><text:span text:style-name="T11"><text:tab/></text:span><text:span text:style-name="T13">long l = 15151515151515</text:span><text:span text:style-name="T14">l</text:span><text:span text:style-name="T13">; // aceita, pois foi informado que é um long</text:span></text:p>
      <text:p text:style-name="P13"/>
      <text:p text:style-name="P13"/>
      <text:p text:style-name="P17">Os tipos inteiros têm os seguintes tamanhos:</text:p>
      <text:list xml:id="list1026240047801884922" text:style-name="L1">
        <text:list-item>
          <text:p text:style-name="P52"><text:span text:style-name="Source_20_Text"><text:span text:style-name="T4">byte</text:span></text:span> - 1 byte (8 bits, de -128 a 127);</text:p>
        </text:list-item>
        <text:list-item>
          <text:p text:style-name="P52"><text:span text:style-name="Source_20_Text"><text:span text:style-name="T4">short</text:span></text:span> - 2 bytes (16 bits, de –32.768 a 32.767);</text:p>
        </text:list-item>
        <text:list-item>
          <text:p text:style-name="P52"><text:span text:style-name="Source_20_Text"><text:span text:style-name="T4">char</text:span></text:span> - 2 bytes (<text:span text:style-name="T1">só positivo</text:span>), (16 bits, de 0 a 65.535);</text:p>
        </text:list-item>
        <text:list-item>
          <text:p text:style-name="P52"><text:span text:style-name="Source_20_Text"><text:span text:style-name="T4">int</text:span></text:span> - 4 bytes (32 bits, de –2.147.483.648 a 2.147.483.647);</text:p>
        </text:list-item>
        <text:list-item>
          <text:p text:style-name="P50"><text:span text:style-name="Source_20_Text"><text:span text:style-name="T4">long</text:span></text:span> - 8 bytes (64 bits, de –9.223.372.036.854.775.808 a 9.223.372.036.854.775.807).</text:p>
        </text:list-item>
      </text:list>
      <text:p text:style-name="P9"/>
      <text:p text:style-name="P17">Os tipos de ponto flutuante têm os seguintes tamanhos (notação científica):</text:p>
      <text:list xml:id="list2851458065481637519" text:style-name="L2">
        <text:list-item>
          <text:p text:style-name="P53"><text:span text:style-name="Source_20_Text"><text:span text:style-name="T4">float</text:span></text:span> - 4 bytes (32 bits, de +/–1.4 <text:span text:style-name="Emphasis">10 ^ 45 a +/–3.4028235 </text:span>10 ^ 38);</text:p>
        </text:list-item>
        <text:list-item>
          <text:p text:style-name="P51"><text:span text:style-name="Source_20_Text"><text:span text:style-name="T4">double</text:span></text:span> - 8 bytes (64 bits, de +/–4.9 <text:span text:style-name="Emphasis">10 ^ 324 a +/–1.7976931348623157 </text:span>10 ^ 308).</text:p>
        </text:list-item>
      </text:list>
      <text:p text:style-name="P24"/>
      <text:p text:style-name="P24">Bases diferentes</text:p>
      <text:p text:style-name="P18"><text:span text:style-name="T1">OCTAL</text:span> – começa com <text:span text:style-name="T1">0</text:span> e só pode usar algarismos de <text:span text:style-name="T1">0</text:span> a <text:span text:style-name="T1">7</text:span>;</text:p>
      <text:p text:style-name="P18"><text:span text:style-name="T1">HEXADECIMAL </text:span>– começa com <text:span text:style-name="T1">0x</text:span> ou <text:span text:style-name="T1">0X </text:span>e usa algarismos de <text:span text:style-name="T1">0</text:span> a <text:span text:style-name="T1">15</text:span>. Como não existe o algarismo 15, usam-se letras para representar os algarismos de <text:span text:style-name="T1">10</text:span> a <text:span text:style-name="T1">15</text:span>, no caso de <text:span text:style-name="T1">A</text:span> a <text:span text:style-name="T1">F</text:span>, sem diferenciação entre maiúsculas ou minúsculas;</text:p>
      <text:p text:style-name="P18"><text:span text:style-name="T1">BINÁRIO</text:span> – começa com <text:span text:style-name="T1">0b</text:span> e só pode ser usado <text:span text:style-name="T1">0</text:span> ou <text:span text:style-name="T1">1</text:span>.</text:p>
      <text:p text:style-name="P18"><text:soft-page-break/></text:p>
      <text:p text:style-name="P18"/>
      <text:p text:style-name="P18"/>
      <text:p text:style-name="P18"/>
      <text:p text:style-name="P18"/>
      <text:p text:style-name="P24">Palavras reservadas do Java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row>
          <table:table-cell table:style-name="Table1.A1" office:value-type="string">
            <text:p text:style-name="P49">abstract</text:p>
          </table:table-cell>
          <table:table-cell table:style-name="Table1.A1" office:value-type="string">
            <text:p text:style-name="P49">assert</text:p>
          </table:table-cell>
          <table:table-cell table:style-name="Table1.A1" office:value-type="string">
            <text:p text:style-name="P49">boolean</text:p>
          </table:table-cell>
          <table:table-cell table:style-name="Table1.A1" office:value-type="string">
            <text:p text:style-name="P49">break</text:p>
          </table:table-cell>
          <table:table-cell table:style-name="Table1.A1" office:value-type="string">
            <text:p text:style-name="P49">byte</text:p>
          </table:table-cell>
          <table:table-cell table:style-name="Table1.A1" office:value-type="string">
            <text:p text:style-name="P49">case</text:p>
          </table:table-cell>
          <table:table-cell table:style-name="Table1.A1" office:value-type="string">
            <text:p text:style-name="P49">catch</text:p>
          </table:table-cell>
          <table:table-cell table:style-name="Table1.H1" office:value-type="string">
            <text:p text:style-name="P49">char</text:p>
          </table:table-cell>
        </table:table-row>
        <table:table-row>
          <table:table-cell table:style-name="Table1.A2" office:value-type="string">
            <text:p text:style-name="P49">class</text:p>
          </table:table-cell>
          <table:table-cell table:style-name="Table1.A2" office:value-type="string">
            <text:p text:style-name="P49">const</text:p>
          </table:table-cell>
          <table:table-cell table:style-name="Table1.A2" office:value-type="string">
            <text:p text:style-name="P49">continue</text:p>
          </table:table-cell>
          <table:table-cell table:style-name="Table1.A2" office:value-type="string">
            <text:p text:style-name="P49">default</text:p>
          </table:table-cell>
          <table:table-cell table:style-name="Table1.A2" office:value-type="string">
            <text:p text:style-name="P49">do</text:p>
          </table:table-cell>
          <table:table-cell table:style-name="Table1.A2" office:value-type="string">
            <text:p text:style-name="P49">double</text:p>
          </table:table-cell>
          <table:table-cell table:style-name="Table1.A2" office:value-type="string">
            <text:p text:style-name="P49">else</text:p>
          </table:table-cell>
          <table:table-cell table:style-name="Table1.H2" office:value-type="string">
            <text:p text:style-name="P49">enum</text:p>
          </table:table-cell>
        </table:table-row>
        <table:table-row>
          <table:table-cell table:style-name="Table1.A2" office:value-type="string">
            <text:p text:style-name="P49">extends</text:p>
          </table:table-cell>
          <table:table-cell table:style-name="Table1.A2" office:value-type="string">
            <text:p text:style-name="P49">false</text:p>
          </table:table-cell>
          <table:table-cell table:style-name="Table1.A2" office:value-type="string">
            <text:p text:style-name="P49">final</text:p>
          </table:table-cell>
          <table:table-cell table:style-name="Table1.A2" office:value-type="string">
            <text:p text:style-name="P49">finally</text:p>
          </table:table-cell>
          <table:table-cell table:style-name="Table1.A2" office:value-type="string">
            <text:p text:style-name="P49">float</text:p>
          </table:table-cell>
          <table:table-cell table:style-name="Table1.A2" office:value-type="string">
            <text:p text:style-name="P49">for</text:p>
          </table:table-cell>
          <table:table-cell table:style-name="Table1.A2" office:value-type="string">
            <text:p text:style-name="P49">goto</text:p>
          </table:table-cell>
          <table:table-cell table:style-name="Table1.H2" office:value-type="string">
            <text:p text:style-name="P49">if</text:p>
          </table:table-cell>
        </table:table-row>
        <table:table-row>
          <table:table-cell table:style-name="Table1.A2" office:value-type="string">
            <text:p text:style-name="P49">implements</text:p>
          </table:table-cell>
          <table:table-cell table:style-name="Table1.A2" office:value-type="string">
            <text:p text:style-name="P49">import</text:p>
          </table:table-cell>
          <table:table-cell table:style-name="Table1.A2" office:value-type="string">
            <text:p text:style-name="P49">instanceof</text:p>
          </table:table-cell>
          <table:table-cell table:style-name="Table1.A2" office:value-type="string">
            <text:p text:style-name="P49">int</text:p>
          </table:table-cell>
          <table:table-cell table:style-name="Table1.A2" office:value-type="string">
            <text:p text:style-name="P49">interface</text:p>
          </table:table-cell>
          <table:table-cell table:style-name="Table1.A2" office:value-type="string">
            <text:p text:style-name="P49">long</text:p>
          </table:table-cell>
          <table:table-cell table:style-name="Table1.A2" office:value-type="string">
            <text:p text:style-name="P49">native</text:p>
          </table:table-cell>
          <table:table-cell table:style-name="Table1.H2" office:value-type="string">
            <text:p text:style-name="P49">new</text:p>
          </table:table-cell>
        </table:table-row>
        <table:table-row>
          <table:table-cell table:style-name="Table1.A2" office:value-type="string">
            <text:p text:style-name="P49">null</text:p>
          </table:table-cell>
          <table:table-cell table:style-name="Table1.A2" office:value-type="string">
            <text:p text:style-name="P49">package</text:p>
          </table:table-cell>
          <table:table-cell table:style-name="Table1.A2" office:value-type="string">
            <text:p text:style-name="P49">private</text:p>
          </table:table-cell>
          <table:table-cell table:style-name="Table1.A2" office:value-type="string">
            <text:p text:style-name="P49">protected</text:p>
          </table:table-cell>
          <table:table-cell table:style-name="Table1.A2" office:value-type="string">
            <text:p text:style-name="P49">public</text:p>
          </table:table-cell>
          <table:table-cell table:style-name="Table1.A2" office:value-type="string">
            <text:p text:style-name="P49">return</text:p>
          </table:table-cell>
          <table:table-cell table:style-name="Table1.A2" office:value-type="string">
            <text:p text:style-name="P49">short</text:p>
          </table:table-cell>
          <table:table-cell table:style-name="Table1.H2" office:value-type="string">
            <text:p text:style-name="P49">static</text:p>
          </table:table-cell>
        </table:table-row>
        <table:table-row>
          <table:table-cell table:style-name="Table1.A2" office:value-type="string">
            <text:p text:style-name="P49">strictfp</text:p>
          </table:table-cell>
          <table:table-cell table:style-name="Table1.A2" office:value-type="string">
            <text:p text:style-name="P49">super</text:p>
          </table:table-cell>
          <table:table-cell table:style-name="Table1.A2" office:value-type="string">
            <text:p text:style-name="P49">switch</text:p>
          </table:table-cell>
          <table:table-cell table:style-name="Table1.A2" office:value-type="string">
            <text:p text:style-name="P49">synchronized</text:p>
          </table:table-cell>
          <table:table-cell table:style-name="Table1.A2" office:value-type="string">
            <text:p text:style-name="P49">this</text:p>
          </table:table-cell>
          <table:table-cell table:style-name="Table1.A2" office:value-type="string">
            <text:p text:style-name="P49">throw</text:p>
          </table:table-cell>
          <table:table-cell table:style-name="Table1.A2" office:value-type="string">
            <text:p text:style-name="P49">throws</text:p>
          </table:table-cell>
          <table:table-cell table:style-name="Table1.H2" office:value-type="string">
            <text:p text:style-name="P49">transient</text:p>
          </table:table-cell>
        </table:table-row>
        <table:table-row table:style-name="Table1.7">
          <table:table-cell table:style-name="Table1.A2" office:value-type="string">
            <text:p text:style-name="P49">true</text:p>
          </table:table-cell>
          <table:table-cell table:style-name="Table1.A2" office:value-type="string">
            <text:p text:style-name="P49">try</text:p>
          </table:table-cell>
          <table:table-cell table:style-name="Table1.A2" office:value-type="string">
            <text:p text:style-name="P49">void</text:p>
          </table:table-cell>
          <table:table-cell table:style-name="Table1.A2" office:value-type="string">
            <text:p text:style-name="P49">volatile</text:p>
          </table:table-cell>
          <table:table-cell table:style-name="Table1.A2" office:value-type="string">
            <text:p text:style-name="P49">while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H2" office:value-type="string">
            <text:p text:style-name="P49"/>
          </table:table-cell>
        </table:table-row>
      </table:table>
      <text:p text:style-name="P18"/>
      <text:p text:style-name="P18"/>
      <text:p text:style-name="P29">2. Differentiate between object reference variables and primitive variables ( Diferencie entre objetos referência e tipos primitivos)</text:p>
      <text:p text:style-name="P25"/>
      <text:p text:style-name="P20">- variáveis <text:span text:style-name="T18">do </text:span>tipo primitivo: é atribuido o valor;</text:p>
      <text:p text:style-name="P20">- variáveis de referência: é atribuido o endereço (a referência que aponta para o objeto na memória).</text:p>
      <text:p text:style-name="P25"/>
      <text:p text:style-name="P19">int x = 10;</text:p>
      <text:p text:style-name="P19">int y = x;</text:p>
      <text:p text:style-name="P25">- duas variáveis diferentes.</text:p>
      <text:p text:style-name="P19"/>
      <text:p text:style-name="P19">int x = new Integer(10);</text:p>
      <text:p text:style-name="P19">int y = x;</text:p>
      <text:p text:style-name="P25">- duas referências iguais <text:span text:style-name="T19">(que apontam para o mesmo objeto)</text:span>.</text:p>
      <text:p text:style-name="P25"/>
      <text:p text:style-name="P19"/>
      <text:p text:style-name="P30">3. Read or write to object fields (Lendo ou escrevendo campos de objetos)</text:p>
      <text:p text:style-name="P26">DICAS</text:p>
      <text:p text:style-name="P21">- é usado o ponto para acessar variáveis de objeto;</text:p>
      <text:p text:style-name="P21">- quando se está dentro da classe, o this não é necessário (desde que só exista uma variável com o mesmo nome).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31">4. Explain an Object's Lifecycle (creation, "dereference" and garbage collection) (Explique o ciclo de vida de um objeto ( criação, "não-referenciado" e coleta de lixo))</text:p>
      <text:p text:style-name="P27"><text:span text:style-name="T7">- </text:span><text:span text:style-name="T8">um objeto só é criado quando o seu construtor é chamado;</text:span></text:p>
      <text:p text:style-name="P22">- um objeto é inacessível quando não se é mais possível acessar o objeto a partir da variável referência;</text:p>
      <text:p text:style-name="P23">ex: </text:p>
      <text:p text:style-name="P28"><text:span text:style-name="T7"><text:tab/></text:span><text:span text:style-name="T12">Pessoa p = new Pessoa();</text:span></text:p>
      <text:p text:style-name="P32"><text:tab/>p.nome = "Mário";</text:p>
      <text:p text:style-name="P32"><text:tab/>p = null;</text:p>
      <text:p text:style-name="P33">- um objeto também é inacessível quando <text:span text:style-name="T18">o </text:span>escopo <text:span text:style-name="T18">no qual foi criado </text:span>acaba (métodos);</text:p>
      <text:p text:style-name="P33">- um objeto é elegível ao garbage collector quando não é mais possível acessá-lo.</text:p>
      <text:p text:style-name="P35"/>
      <text:p text:style-name="P46">5. Call methods on objects (Chamadas de métodos nos objetos)</text:p>
      <text:p text:style-name="P34"><text:tab/><text:span text:style-name="T15">Métodos de um objeto são acessados com o ".".</text:span></text:p>
      <text:p text:style-name="P41">Varargs –<text:span text:style-name="T10"> é um tipo de parâmetro para métodos que pode receber um array de um determinado tipo ou nenhum argumento. Desde tipos primitivos a Object.</text:span></text:p>
      <text:p text:style-name="P41">DICAS</text:p>
      <text:p text:style-name="P36">- varargs devem sempre ser o último parâmetro do método;</text:p>
      <text:p text:style-name="P36">- <text:span text:style-name="T18">devem</text:span> ser somente de um tipo;</text:p>
      <text:p text:style-name="P36">- é um array;</text:p>
      <text:p text:style-name="P36">- pode-se passar diretamente um array para ele;</text:p>
      <text:p text:style-name="P36">- se for determinado que o parâmetro é um array, e não um varargs, somente um array pode ser passado, não um varargs.</text:p>
      <text:p text:style-name="P36"/>
      <text:p text:style-name="P47">6. Manipulate data using the StringBuilder class and its methods (Manipule dados usando a classe StringBuilder e seus métodos)</text:p>
      <text:p text:style-name="P44">DICAS</text:p>
      <text:p text:style-name="P39">- StringBuilder e StringBuffer são iguais, exceto quando se trabalhando com threads;</text:p>
      <text:p text:style-name="P39">- método delete(x, y) do StringBuilderBuffer apaga todos os caracteres desde x <text:span text:style-name="T18">até y</text:span>, mas não apaga o y;</text:p>
      <text:p text:style-name="P39">- possui diversos construtores;</text:p>
      <text:p text:style-name="P39">- quando se imprime um objeto StringBuilder/Buffer com o System.out.println automaticamente é chamado seu toString();</text:p>
      <text:p text:style-name="P45"><text:soft-page-break/><text:span text:style-name="T5">- o m</text:span><text:span text:style-name="T6">étodo </text:span><text:span text:style-name="T9">append </text:span><text:span text:style-name="T6">é usado para concatenar strings;</text:span></text:p>
      <text:p text:style-name="P45"><text:span text:style-name="T6">- método </text:span><text:span text:style-name="T9">substring/subSequence</text:span><text:span text:style-name="T6"> não muda o StringBuilder, mas retorna uma nova String;</text:span></text:p>
      <text:p text:style-name="P40">- método insert(x, "String") insere uma string na posição x do StringBuilder;</text:p>
      <text:p text:style-name="P45"><text:span text:style-name="T6">- método </text:span><text:span text:style-name="T9">length()</text:span><text:span text:style-name="T6"> é usado para medir o tamanho do StringBuilder/Buffer;</text:span></text:p>
      <text:p text:style-name="P40"/>
      <text:p text:style-name="P48">7. Creating and manipulating Strings (Criando e manipulando Strings)</text:p>
      <text:p text:style-name="P42">DICAS</text:p>
      <text:p text:style-name="P37">- <text:span text:style-name="T1">Strings </text:span>são <text:span text:style-name="T1">IMUTÁVEIS</text:span>;</text:p>
      <text:p text:style-name="P37">- <text:span text:style-name="T1">StringBuffer/StringBuilder</text:span> são <text:span text:style-name="T1">MUTÁVEIS</text:span>;</text:p>
      <text:p text:style-name="P37">- <text:span text:style-name="T1">trim()</text:span> tira espaços no início e fim da String;</text:p>
      <text:p text:style-name="P37">- <text:span text:style-name="T1">isEmpty()</text:span> retorna um boolean indicando se String está vazia;</text:p>
      <text:p text:style-name="P37">- <text:span text:style-name="T1">length()</text:span> retorna o tamanho da String;</text:p>
      <text:p text:style-name="P37">- <text:span text:style-name="T17">quando se está imprimindo, as concatenações acontecem da esquerda para direita;</text:span></text:p>
      <text:p text:style-name="P37">- <text:span text:style-name="T1">replace(charX, charY) </text:span>substitui as ocorrências de um charX pelo charY;</text:p>
      <text:p text:style-name="P37">- <text:span text:style-name="T1">replace(StringX, StringY)</text:span> substitui as ocorrências de um charSequence X pelo charSequenceY;</text:p>
      <text:p text:style-name="P37">- <text:span text:style-name="T1">equals </text:span>compara o tipo do objeto e se cada caracter é igual;</text:p>
      <text:p text:style-name="P37">- <text:s/><text:span text:style-name="T1">equalsIgnoreCase </text:span>faz o mesmo que equals ignorando se caracteres são maiúsculos ou minúsculos;</text:p>
      <text:p text:style-name="P37">- <text:span text:style-name="T2">compareTo(String) </text:span><text:span text:style-name="T16">retorna nº positivo se o valor do parâmetro vem antes, 0 se é igual e negativo se vem depois;</text:span></text:p>
      <text:p text:style-name="P37">- <text:span text:style-name="T2">compareToIgnoreCase(String) </text:span><text:span text:style-name="T16">faz o mesmo, mas ignora caseSensitive (minúsculas vem antes de maiúsculas);</text:span></text:p>
      <text:p text:style-name="P37"><text:tab/>- <text:span text:style-name="T16">Dica para compare to: os valores de retorno das 2 variações deste método referem-se a String dentro do <text:tab/>lado esquerdo, se positivo, vem depois do parâmetro, <text:s/>0 se igual e negativo se antes da String a do <text:tab/>parâmetro. Caso haja comparação com String minúscula, os valores de retorno são referentes a posição da <text:tab/>String dentro do parâmetro.</text:span></text:p>
      <text:p text:style-name="P38">- <text:span text:style-name="T1">indexOf(String) </text:span>pesquisa ocorrência de String, retorna -1 se não encontrar, e a posição da primeira ocorrência se houverem mais de uma ocorrência;</text:p>
      <text:p text:style-name="P38">- <text:span text:style-name="T1">lastIndexOf(String) </text:span>retorna a última ocorrência do String informado;</text:p>
      <text:p text:style-name="P43"><text:span text:style-name="T10">-</text:span> indexOf/lastIndexOf(StringX, posição) <text:span text:style-name="T10">pesquisa a ocorrência da String informada a partir da posição informada;</text:span></text:p>
      <text:p text:style-name="P43"><text:span text:style-name="T10">- </text:span>startsWith(String) <text:span text:style-name="T10">retorna boleano se a String começa com a String informada no parâmetro do método;</text:span></text:p>
      <text:p text:style-name="P43"><text:span text:style-name="T10">- </text:span>endsWith(String)<text:span text:style-name="T10"> retorna boleano se a String termina com a String informada no parâmetro do méto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22:19:58.360692252</meta:creation-date>
    <dc:date>2016-10-05T02:32:45.948018083</dc:date>
    <meta:editing-duration>PT21M10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4" meta:paragraph-count="147" meta:word-count="1088" meta:character-count="6436" meta:non-whitespace-character-count="5487"/>
  </office:meta>
</office:document-meta>
</file>